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106cm" svg:x="0cm" svg:y="-0.053cm" presentation:class="title" presentation:user-transformed="true">
          <draw:text-box>
            <text:p text:style-name="P1"><text:span text:style-name="T1">Przyjdź,</text:span><text:span text:style-name="T1"><text:line-break/></text:span><text:span text:style-name="T1">teraz jest czas, by wielbić.</text:span><text:span text:style-name="T1"><text:line-break/></text:span><text:span text:style-name="T1">Przyjdź,</text:span><text:span text:style-name="T1"><text:line-break/></text:span><text:span text:style-name="T1">teraz jest czas, by serce dać.</text:span><text:span text:style-name="T1"><text:line-break/></text:span><text:span text:style-name="T1">Przyjdź, do Niego, jaki jesteś</text:span><text:span text:style-name="T1"><text:line-break/></text:span><text:span text:style-name="T1">Przyjdź,</text:span><text:span text:style-name="T1"><text:line-break/></text:span><text:span text:style-name="T1">przed twoim Bogiem</text:span><text:span text:style-name="T1"><text:line-break/></text:span><text:span text:style-name="T1">teraz stań.</text:span><text:span text:style-name="T1"><text:line-break/></text:span><text:span text:style-name="T1">Przyjdź!</text:span></text:p>
          </draw:text-box>
        </draw:frame>
        <presentation:notes draw:style-name="dp2">
          <draw:page-thumbnail draw:style-name="gr1" draw:layer="layout" svg:width="14.848cm" svg:height="11.136cm" svg:x="3.5cm" svg:y="1.5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ażdy język wyzna,</text:span><text:span text:style-name="T1"><text:line-break/></text:span><text:span text:style-name="T1">że Tyś Bogiem jest,</text:span><text:span text:style-name="T1"><text:line-break/></text:span><text:span text:style-name="T1">kolano każde zegnie się!</text:span><text:span text:style-name="T1"><text:line-break/></text:span><text:span text:style-name="T1">Wciąż największe skarby</text:span><text:span text:style-name="T1"><text:line-break/></text:span><text:span text:style-name="T1">czekają na tych,</text:span><text:span text:style-name="T1"><text:line-break/></text:span><text:span text:style-name="T1">którzy dziś wybiorą Cię!</text:span></text:p>
          </draw:text-box>
        </draw:frame>
        <presentation:notes draw:style-name="dp2">
          <draw:page-thumbnail draw:style-name="gr1" draw:layer="layout" svg:width="14.848cm" svg:height="11.136cm" svg:x="3.5cm" svg:y="1.5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8T23:03:17</meta:creation-date>
    <dc:date>2011-03-01T20:03:25.04</dc:date>
    <dc:language>pl-PL</dc:language>
    <meta:editing-cycles>10</meta:editing-cycles>
    <meta:editing-duration>PT00H22M3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